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style:text-underline-style="none"/>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2"><text:s text:c="4"/>Use Search Menu, Search for Asterisks w/o slash, keep clicking "Search" to check all asterisks in document.</text:p>
      <text:p text:style-name="P22"><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text:soft-page-break/>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0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text:soft-page-break/>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soft-page-break/><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text:soft-page-break/>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ext:soft-page-break/>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You can use HTML escapes to insert any Unicode character. One high-runner is the oe-ligature, which is &amp;oelig;. Greek works, too, but be aware that not everyone will have an <text:soft-page-break/>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oft-page-break/><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40492781"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text:soft-page-break/>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20:33:52.90</dc:date>
    <dc:creator>Gemma Wright</dc:creator>
    <meta:editing-duration>P1DT10H3M59S</meta:editing-duration>
    <meta:editing-cycles>102</meta:editing-cycles>
    <meta:generator>OpenOffice/4.0.1$Win32 OpenOffice.org_project/401m5$Build-9714</meta:generator>
    <meta:document-statistic meta:table-count="2" meta:image-count="0" meta:object-count="0" meta:page-count="13" meta:paragraph-count="344" meta:word-count="5162" meta:character-count="31946"/>
  </office:meta>
</office:document-meta>
</file>